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56:48.816675091</dc:date>
    <meta:editing-duration>PT1H27M59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10.12">
                <text:p>10.12</text:p>
              </table:table-cell>
              <table:table-cell office:value-type="float" office:value="98.6">
                <text:p>98.6</text:p>
              </table:table-cell>
              <table:table-cell office:value-type="float" office:value="9.88">
                <text:p>9.88</text:p>
              </table:table-cell>
              <table:table-cell office:value-type="float" office:value="2.5">
                <text:p>2.5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7.13999999999999">
                <text:p>7.13999999999999</text:p>
              </table:table-cell>
              <table:table-cell office:value-type="float" office:value="66.05">
                <text:p>66.05</text:p>
              </table:table-cell>
              <table:table-cell office:value-type="float" office:value="2.54">
                <text:p>2.5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18">
                <text:p>90.18</text:p>
              </table:table-cell>
              <table:table-cell office:value-type="float" office:value="99.66">
                <text:p>99.66</text:p>
              </table:table-cell>
              <table:table-cell office:value-type="float" office:value="99.58">
                <text:p>99.58</text:p>
              </table:table-cell>
              <table:table-cell office:value-type="float" office:value="99.23">
                <text:p>99.23</text:p>
              </table:table-cell>
              <table:table-cell office:value-type="float" office:value="38.55">
                <text:p>38.55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4111111111111">
                <text:p>62.4111111111111</text:p>
              </table:table-cell>
              <table:table-cell office:value-type="float" office:value="98.3914285714286">
                <text:p>98.3914285714286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5">
                <text:p>0.5</text:p>
              </table:table-cell>
              <table:table-cell office:value-type="float" office:value="89.94">
                <text:p>89.94</text:p>
              </table:table-cell>
              <table:table-cell office:value-type="float" office:value="7.72999999999999">
                <text:p>7.72999999999999</text:p>
              </table:table-cell>
              <table:table-cell office:value-type="float" office:value="1.16999999999999">
                <text:p>1.16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30.57">
                <text:p>30.57</text:p>
              </table:table-cell>
              <table:table-cell office:value-type="float" office:value="1.97999999999999">
                <text:p>1.9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81.16">
                <text:p>81.1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77.79">
                <text:p>77.79</text:p>
              </table:table-cell>
              <table:table-cell office:value-type="float" office:value="12.27">
                <text:p>12.27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372222222222">
                <text:p>50.1372222222222</text:p>
              </table:table-cell>
              <table:table-cell office:value-type="float" office:value="97.0657142857143">
                <text:p>97.0657142857143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18.54">
                <text:p>18.54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5.5">
                <text:p>95.5</text:p>
              </table:table-cell>
              <table:table-cell office:value-type="float" office:value="63.31">
                <text:p>63.3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.03999999999999">
                <text:p>8.03999999999999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83">
                <text:p>99.83</text:p>
              </table:table-cell>
              <table:table-cell office:value-type="float" office:value="78.74">
                <text:p>78.74</text:p>
              </table:table-cell>
              <table:table-cell office:value-type="float" office:value="NaN">
                <text:p>NaN</text:p>
              </table:table-cell>
              <table:table-cell office:value-type="float" office:value="37.4972222222222">
                <text:p>37.4972222222222</text:p>
              </table:table-cell>
              <table:table-cell office:value-type="float" office:value="90.9285714285714">
                <text:p>90.9285714285714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0999999999999">
                <text:p>4.20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79">
                <text:p>45.79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28">
                <text:p>63.28</text:p>
              </table:table-cell>
              <table:table-cell office:value-type="float" office:value="NaN">
                <text:p>NaN</text:p>
              </table:table-cell>
              <table:table-cell office:value-type="float" office:value="22.9233333333333">
                <text:p>22.9233333333333</text:p>
              </table:table-cell>
              <table:table-cell office:value-type="float" office:value="58.2971428571429">
                <text:p>58.2971428571429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86">
                <text:p>12.86</text:p>
              </table:table-cell>
              <table:table-cell office:value-type="float" office:value="0">
                <text:p>0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7.98166666666668">
                <text:p>7.98166666666668</text:p>
              </table:table-cell>
              <table:table-cell office:value-type="float" office:value="20.5242857142857">
                <text:p>20.52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